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he quiz section works</text:h>
      <text:p text:style-name="Standard">The quizController holds quiz settings and the quizController.makeQuiz() returns a Quiz object to use</text:p>
      <text:p text:style-name="Standard"/>
      <text:p text:style-name="Standard">The quizController object is passed between the QuizViewController and the QuizOptionsViewController to show setting and save new quiz settings</text:p>
      <text:p text:style-name="Standard"/>
      <text:p text:style-name="Standard">The Start New Quiz button on the QuizViewControleller will save the quizController object in QuizController and start a new quiz</text:p>
      <text:p text:style-name="Standard"/>
      <text:h text:style-name="Heading_20_1" text:outline-level="1">Utility Class</text:h>
      <text:p text:style-name="Text_20_body"/>
      <text:p text:style-name="Standard">Application Notes</text:p>
      <text:p text:style-name="Standard"/>
      <text:h text:style-name="Heading_20_1" text:outline-level="1">Database</text:h>
      <text:p text:style-name="Text_20_body">multiple items with the same term can have the different definition</text:p>
      <text:p text:style-name="Text_20_body">multiple items with the same definition can have different term </text:p>
      <text:p text:style-name="Text_20_body">description and term text can contain double quotations, but not single quotations</text:p>
      <text:p text:style-name="Text_20_body"/>
      <text:p text:style-name="Text_20_body">When the quiz questions are generated, the answers will not contain identical values</text:p>
      <text:p text:style-name="Text_20_body"/>
      <text:p text:style-name="Text_20_body">When the terms are similar maybe keep them in same item vs multiple items:</text:p>
      <text:p text:style-name="Text_20_body">Example: </text:p>
      <text:p text:style-name="Text_20_body">sy, syl-, sym-, syn-, sys-<text:tab/><text:tab/></text:p>
      <text:p text:style-name="Text_20_body">Indicates similarity, likeness, or being together; assimilates before some consonants: </text:p>
      <text:p text:style-name="Text_20_body">before l to syl-, s to sys-, before a labial consonant to sym-.<text:tab/>symptom, synalgia, synesthesia, s</text:p>
      <text:p text:style-name="Text_20_body"/>
      <text:p text:style-name="Text_20_body">Example</text:p>
      <text:p text:style-name="Text_20_body">hemat-, haemato- (haem-, hem-)<text:tab/><text:tab/>Of or pertaining to blood</text:p>
      <text:p text:style-name="Text_20_body">sangui-, sanguine-<text:tab/><text:tab/><text:tab/><text:tab/>Of or pertaining to blood</text:p>
      <text:p text:style-name="Text_20_body"/>
      <text:p text:style-name="Text_20_body"/>
      <text:p text:style-name="P1">Tips</text:p>
      <text:p text:style-name="Text_20_body">look for duplicate terms: </text:p>
      <text:p text:style-name="Text_20_body">select term, count(term) from dictionary group by term having (count(term)&gt;1)</text:p>
      <text:p text:style-name="Text_20_body"/>
      <text:p text:style-name="Text_20_body"><text:soft-page-break/>look for duplicate definitions:</text:p>
      <text:p text:style-name="Text_20_body">select definition, count(definition) from dictionary group by definition having ( count(definition) &gt; 1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igham Tahir</meta:initial-creator>
    <meta:creation-date>2019-04-20T19:19:46</meta:creation-date>
    <dc:date>2019-04-22T16:40:58</dc:date>
    <dc:creator>Zaigham Tahir</dc:creator>
    <meta:editing-duration>P1DT21H21M13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2" meta:paragraph-count="24" meta:word-count="206" meta:character-count="1382"/>
  </office:meta>
</office:document-meta>
</file>